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5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5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line-height="15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cumento especificación de requisitos de software: </text:span></text:p>
      <text:p text:style-name="P3"/>
      <text:p text:style-name="P1"><text:span text:style-name="T1">Requisitos del software: </text:span></text:p>
      <text:p text:style-name="P2"/>
      <text:p text:style-name="P2">El reto consta de realizar una aplicación para mostrar información por las diferentes pantallas distribuidas por el centro. Dicha información podrá ser propuesta por profesores y alumnos y será verificada por un administrador que será quien decida si se muestra por pantalla o no.</text:p>
      <text:p text:style-name="P2"/>
      <text:p text:style-name="P2">Se informará a los usuarios si su propuesta ha sido rechazada o aceptada por medio de un correo electrónico, y si es necesario, se adjuntará el motivo por el que ha sido rechazada o, en caso de haber sido aceptada, la hora en la que aparecerá en pantalla.</text:p>
      <text:p text:style-name="P2"/>
      <text:p text:style-name="Standard"><text:span text:style-name="T1">Objetivos Generales</text:span></text:p>
      <text:p text:style-name="Standard"/>
      <text:list xml:id="list2672856877" text:style-name="WWNum1">
        <text:list-item>
          <text:p text:style-name="P5">Todo alumno y profesor podrá publicar información en el blog</text:p>
        </text:list-item>
        <text:list-item>
          <text:p text:style-name="P5">un intermediario se encargará de dar luz verde a los diferentes propuestas</text:p>
        </text:list-item>
        <text:list-item>
          <text:p text:style-name="P5">Una publicación tendrá una o más categorías y se mostrará en una o más pantallas.</text:p>
        </text:list-item>
        <text:list-item>
          <text:p text:style-name="P5">Cada pantalla tendrá un historial ordenado por fechas.</text:p>
        </text:list-item>
        <text:list-item>
          <text:p text:style-name="P5">Mientras no haya mensajes se mostrará por pantalla por pantalla información por defecto.</text:p>
        </text:list-item>
        <text:list-item>
          <text:p text:style-name="P5">La página debe ser adaptable a la resolución de cualquier pantalla.</text:p>
        </text:list-item>
        <text:list-item>
          <text:p text:style-name="P5">Se debe mostrar la información en las 4 pantallas disponibles (pero se piensa ampliar a futuro).</text:p>
        </text:list-item>
      </text:list>
      <text:list xml:id="list4169373245" text:style-name="WWNum3">
        <text:list-item>
          <text:p text:style-name="P6">La información de la base de datos deberá mostrarse a los usuarios de forma inmediata tras una inserción o actualización</text:p>
        </text:list-item>
        <text:list-item>
          <text:p text:style-name="P6">La aplicación soporta múltiples usuarios conectados de forma simultánea. </text:p>
        </text:list-item>
      </text:list>
      <text:p text:style-name="P2"/>
      <text:p text:style-name="P2"><text:span text:style-name="T1">Documento de diseño de arquitectura:</text:span> </text:p>
      <text:p text:style-name="P2"/>
      <text:list xml:id="list1210354516" text:style-name="WWNum2">
        <text:list-item>
          <text:p text:style-name="P7">bd.php = Se encargará de gestionar las operaciones que se realicen en la base de datos</text:p>
          <text:list>
            <text:list-item>
              <text:p text:style-name="P8">Function conexion(); //Conecta a la base d e datos</text:p>
            </text:list-item>
            <text:list-item>
              <text:p text:style-name="P8">Function insertar(); //Gestiona las publicaciones de los usuarios</text:p>
            </text:list-item>
            <text:list-item>
              <text:p text:style-name="P8"><text:soft-page-break/><office:annotation office:name="__Annotation__22_353165854"><dc:creator>Mario José</dc:creator><dc:date>2022-10-24T09:31:02</dc:date><text:p><text:span text:style-name="T3">Solo un admin tendrá permitido el acceso a esta función</text:span></text:p></office:annotation>Function eliminar();<office:annotation-end office:name="__Annotation__22_353165854"/> //Permite eliminar registros del sistema</text:p>
            </text:list-item>
            <text:list-item>
              <text:p text:style-name="P8">Function modificar(); //Permite modificar las publicaciones existentes</text:p>
            </text:list-item>
            <text:list-item>
              <text:p text:style-name="P8">Function listarInfo(); //Se almacena en un array todos los mensajes aprobados/aceptados previamente.</text:p>
            </text:list-item>
          </text:list>
        </text:list-item>
        <text:list-item>
          <text:p text:style-name="P7">index.php = Pagina principal con información personalizada según la ubicación de la pantalla.</text:p>
          <text:list>
            <text:list-item>
              <text:p text:style-name="P8">Function cargarPropuesta() //Muestra la información pertinente en una pantalla concreta.</text:p>
            </text:list-item>
            <text:list-item>
              <text:p text:style-name="P8">Agrupar() //Toma los mensajes programados para una hora y fecha y los agrupa.</text:p>
            </text:list-item>
          </text:list>
        </text:list-item>
        <text:list-item>
          <text:p text:style-name="P7">login.php = Página que mostrará un pequeño formulario con usuario y contraseña </text:p>
          <text:list>
            <text:list-item>
              <text:p text:style-name="P8">Function acceso() //En función de los campos permite o deniega el acceso al sistema.</text:p>
            </text:list-item>
          </text:list>
        </text:list-item>
        <text:list-item>
          <text:p text:style-name="P7">admin.php = Funciones específicas del administrador</text:p>
          <text:list>
            <text:list-item>
              <text:p text:style-name="P8">VistaUsuario() //La vista se modifica a una estándar. </text:p>
            </text:list-item>
            <text:list-item>
              <text:p text:style-name="P8">EditarUsuario() //Agregar permisos a un usuario concreto</text:p>
            </text:list-item>
            <text:list-item>
              <text:p text:style-name="P8"><office:annotation office:name="__Annotation__37_353165854"><dc:creator>Mario José</dc:creator><dc:date>2022-10-24T09:38:03</dc:date><text:p><text:span text:style-name="T3">Se le informará al usuario a travez de un correo electronico si se acepto o no su publicación</text:span></text:p></office:annotation>Function validar();<office:annotation-end office:name="__Annotation__37_353165854"/> //Acepta o rechaza una publicación pendiente</text:p>
            </text:list-item>
          </text:list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96" meta:character-count="2483" meta:non-whitespace-character-count="2135"/>
    <meta:generator>LibreOfficeDev/6.0.5.2$Linux_X86_64 LibreOffice_project/</meta:generator>
  </office:meta>
</office:document-meta>
</file>